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8.202cm"/>
    </style:style>
    <style:style style:name="Table1.B" style:family="table-column">
      <style:table-column-properties style:column-width="8.807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14.192cm"/>
    </style:style>
    <style:style style:name="Table2.B" style:family="table-column">
      <style:table-column-properties style:column-width="2.817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3f662" officeooo:paragraph-rsid="0029e60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dd8e" officeooo:paragraph-rsid="0028dd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officeooo:rsid="0013f662" officeooo:paragraph-rsid="002bb70c"/>
    </style:style>
    <style:style style:name="P6" style:family="paragraph" style:parent-style-name="Standard">
      <style:text-properties officeooo:rsid="001494f3" officeooo:paragraph-rsid="001494f3"/>
    </style:style>
    <style:style style:name="P7" style:family="paragraph" style:parent-style-name="Standard">
      <style:paragraph-properties fo:text-align="start" style:justify-single-word="false"/>
      <style:text-properties officeooo:rsid="001494f3" officeooo:paragraph-rsid="002bb70c"/>
    </style:style>
    <style:style style:name="P8" style:family="paragraph" style:parent-style-name="Standard">
      <style:text-properties officeooo:rsid="0013f662" officeooo:paragraph-rsid="0013f662"/>
    </style:style>
    <style:style style:name="P9" style:family="paragraph" style:parent-style-name="Standard">
      <style:text-properties officeooo:rsid="0013f662" officeooo:paragraph-rsid="0029e606"/>
    </style:style>
    <style:style style:name="P10" style:family="paragraph" style:parent-style-name="Standard">
      <style:text-properties officeooo:rsid="0028dd8e" officeooo:paragraph-rsid="0028dd8e"/>
    </style:style>
    <style:style style:name="P11" style:family="paragraph" style:parent-style-name="Standard">
      <style:text-properties officeooo:rsid="0028dd8e" officeooo:paragraph-rsid="002bb70c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cfba" officeooo:paragraph-rsid="001494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officeooo:rsid="0029e606" officeooo:paragraph-rsid="0029e606"/>
    </style:style>
    <style:style style:name="P14" style:family="paragraph" style:parent-style-name="Standard">
      <style:text-properties officeooo:rsid="002bb70c" officeooo:paragraph-rsid="002bb70c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officeooo:paragraph-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23eb" officeooo:paragraph-rsid="002823e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italic" fo:text-shadow="none" style:text-underline-style="none" fo:font-weight="normal" officeooo:rsid="0028dd8e" officeooo:paragraph-rsid="0028dd8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0ae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05635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2013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20132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688df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1f396e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italic" fo:text-shadow="none" style:text-underline-style="none" fo:font-weight="normal" officeooo:paragraph-rsid="000b9606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officeooo:rsid="0028dd8e" officeooo:paragraph-rsid="002bb70c"/>
    </style:style>
    <style:style style:name="P29" style:family="paragraph" style:parent-style-name="Standard">
      <style:text-properties officeooo:rsid="0028dd8e" officeooo:paragraph-rsid="0029e606"/>
    </style:style>
    <style:style style:name="P30" style:family="paragraph" style:parent-style-name="Standard">
      <style:text-properties officeooo:rsid="0028dd8e" officeooo:paragraph-rsid="002bb70c"/>
    </style:style>
    <style:style style:name="P31" style:family="paragraph" style:parent-style-name="Standard">
      <style:paragraph-properties fo:text-align="start" style:justify-single-word="false"/>
      <style:text-properties officeooo:rsid="0028dd8e" officeooo:paragraph-rsid="002bb70c"/>
    </style:style>
    <style:style style:name="T1" style:family="text">
      <style:text-properties officeooo:rsid="0010aeb1"/>
    </style:style>
    <style:style style:name="T2" style:family="text">
      <style:text-properties officeooo:rsid="001a44c2"/>
    </style:style>
    <style:style style:name="T3" style:family="text">
      <style:text-properties officeooo:rsid="001bed7e"/>
    </style:style>
    <style:style style:name="T4" style:family="text">
      <style:text-properties officeooo:rsid="001cdf03"/>
    </style:style>
    <style:style style:name="T5" style:family="text">
      <style:text-properties officeooo:rsid="001da444"/>
    </style:style>
    <style:style style:name="T6" style:family="text">
      <style:text-properties officeooo:rsid="001ee12c"/>
    </style:style>
    <style:style style:name="T7" style:family="text">
      <style:text-properties officeooo:rsid="001f396e"/>
    </style:style>
    <style:style style:name="T8" style:family="text">
      <style:text-properties officeooo:rsid="00208425"/>
    </style:style>
    <style:style style:name="T9" style:family="text">
      <style:text-properties officeooo:rsid="00219a41"/>
    </style:style>
    <style:style style:name="T10" style:family="text">
      <style:text-properties officeooo:rsid="0028dd8e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officeooo:rsid="0028dd8e" style:font-size-asian="12pt" style:font-size-complex="12pt"/>
    </style:style>
    <style:style style:name="T13" style:family="text">
      <style:text-properties fo:font-size="12pt" officeooo:rsid="0029e606" style:font-size-asian="12pt" style:font-size-complex="12pt"/>
    </style:style>
    <style:style style:name="T14" style:family="text">
      <style:text-properties fo:font-size="12pt" officeooo:rsid="002bb70c" style:font-size-asian="12pt" style:font-size-complex="12pt"/>
    </style:style>
    <style:style style:name="T1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e6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2bb70c"/>
    </style:style>
    <style:style style:name="T19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nt main (void) <text:s text:c="25"/>//Example 1</text:p>
            <text:p text:style-name="P1"><text:s text:c="2"/>{unsigned int PORT_1;</text:p>
            <text:p text:style-name="P1"><text:s text:c="2"/></text:p>
            <text:p text:style-name="P1"><text:s text:c="2"/>setup_328_HW;</text:p>
            <text:p text:style-name="P1"><text:s text:c="2"/>sei();</text:p>
            <text:p text:style-name="P1"><text:s text:c="2"/>PORT_1 = 1;</text:p>
            <text:p text:style-name="P1"><text:s text:c="2"/>for (int m = 0; m &lt;= 15; m++)</text:p>
            <text:p text:style-name="P1"><text:s text:c="2"/>{One_wire_Tx_2_integers(PORT_1, PORT_1);</text:p>
            <text:p text:style-name="P1"><text:s text:c="2"/>_delay_ms(30);</text:p>
            <text:p text:style-name="P1"><text:s text:c="2"/>PORT_1 = PORT_1 &lt;&lt; 1;}</text:p>
            <text:p text:style-name="P1"><text:s text:c="2"/>SW_reset;</text:p>
            <text:p text:style-name="P1"><text:s text:c="2"/>return 1; <text:s/>}</text:p>
          </table:table-cell>
          <table:table-cell table:style-name="Table1.B1" office:value-type="string">
            <text:p text:style-name="P20">int main (void) <text:s text:c="25"/>//Example 2</text:p>
            <text:p text:style-name="P20">{ unsigned int PORT_1, m = 0, n = 0;</text:p>
            <text:p text:style-name="P20"/>
            <text:p text:style-name="P20">setup_328_HW;</text:p>
            <text:p text:style-name="P20">sei();</text:p>
            <text:p text:style-name="P20">PORT_1 = 1;</text:p>
            <text:p text:style-name="P20">while (1)</text:p>
            <text:p text:style-name="P20">{One_wire_Tx_2_integers(PORT_1 &lt;&lt; m, PORT_1 &lt;&lt; m);</text:p>
            <text:p text:style-name="P20">_delay_ms(30);</text:p>
            <text:p text:style-name="P20">if(!(n))m += 1;if (m==16)n = 1;if (n==1)m -= 1;</text:p>
            <text:p text:style-name="P20"><text:s/>if (m == 0)n = 0; }</text:p>
            <text:p text:style-name="P20">return 1; }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1">int main (void) <text:s text:c="25"/>//Example 3</text:p>
            <text:p text:style-name="P1"><text:s text:c="2"/>{ unsigned int PORT_1, PORT_2;</text:p>
            <text:p text:style-name="P1"/>
            <text:p text:style-name="P1"><text:s text:c="2"/>setup_328_HW;</text:p>
            <text:p text:style-name="P1"><text:s text:c="2"/>sei();</text:p>
            <text:p text:style-name="P1"><text:s text:c="2"/>while (1)</text:p>
            <text:p text:style-name="P1"><text:s text:c="2"/>{PORT_1 = 0b0000000000000001; <text:s text:c="5"/>//1</text:p>
            <text:p text:style-name="P1"><text:s text:c="2"/>PORT_2 = 0b1000000000000000; <text:s text:c="4"/>//0x8000;</text:p>
            <text:p text:style-name="P1"><text:s text:c="2"/>for (int m = 0; m &lt;= 15; m++)</text:p>
            <text:p text:style-name="P1"><text:s text:c="2"/>{One_wire_Tx_2_integers(PORT_1, PORT_2);</text:p>
            <text:p text:style-name="P1"><text:s text:c="2"/>_delay_ms(30);</text:p>
            <text:p text:style-name="P1"><text:s text:c="2"/>PORT_1 = PORT_1 &lt;&lt; 1;</text:p>
            <text:p text:style-name="P1"><text:s text:c="2"/>PORT_2 = PORT_2 &gt;&gt; 1;}}</text:p>
            <text:p text:style-name="P1"><text:s text:c="2"/>return 1;}</text:p>
          </table:table-cell>
          <table:table-cell table:style-name="Table1.B2" office:value-type="string">
            <text:p text:style-name="P24"><text:s/><text:span text:style-name="T19">int main (void) <text:s text:c="25"/>//Example 4</text:span></text:p>
            <text:p text:style-name="P22"><text:s text:c="2"/>{ unsigned long PORT_1, PORT_2;</text:p>
            <text:p text:style-name="P22"/>
            <text:p text:style-name="P22"><text:s text:c="2"/>setup_328_HW;</text:p>
            <text:p text:style-name="P22"><text:s text:c="2"/>sei();</text:p>
            <text:p text:style-name="P22"><text:s text:c="2"/>while (1)</text:p>
            <text:p text:style-name="P22"><text:s text:c="2"/>{PORT_1 = 1;</text:p>
            <text:p text:style-name="P22"><text:s text:c="2"/>PORT_2 = 0x80000000;</text:p>
            <text:p text:style-name="P22"><text:s text:c="2"/>for (int m = 0; m &lt;= 31; m++)</text:p>
            <text:p text:style-name="P22"><text:s text:c="2"/>{One_wire_Tx_2_integers(PORT_1, PORT_2);</text:p>
            <text:p text:style-name="P22"><text:s text:c="2"/>_delay_ms(30);</text:p>
            <text:p text:style-name="P22"><text:s text:c="2"/>PORT_1 = PORT_1 &lt;&lt; 1;</text:p>
            <text:p text:style-name="P22"><text:s/>PORT_2 = PORT_2 &gt;&gt; 1;}}</text:p>
            <text:p text:style-name="P22"><text:s text:c="2"/>return 1;}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2">int main (void) <text:s text:c="25"/>//Example 5</text:p>
            <text:p text:style-name="P22"><text:s text:c="2"/>{unsigned int PORT_1, PORT_2;</text:p>
            <text:p text:style-name="P22"/>
            <text:p text:style-name="P22"><text:s/>setup_328_HW;</text:p>
            <text:p text:style-name="P22"><text:s/>sei();</text:p>
            <text:p text:style-name="P22"><text:s/>while (1)</text:p>
            <text:p text:style-name="P22"><text:s/>{PORT_1 = 1;</text:p>
            <text:p text:style-name="P22"><text:s/>PORT_2 = 0x8000;</text:p>
            <text:p text:style-name="P22"><text:s/>for (int m = 0; m &lt;= 7; m++)</text:p>
            <text:p text:style-name="P22"><text:s/>{One_wire_Tx_2_integers(PORT_1 | PORT_2,</text:p>
            <text:p text:style-name="P22"><text:s/>(PORT_1 &lt;&lt; 8) <text:s/>| (PORT_2 &gt;&gt; 8));</text:p>
            <text:p text:style-name="P22"><text:s text:c="2"/>_delay_ms(30);</text:p>
            <text:p text:style-name="P22"><text:s text:c="2"/>PORT_1 = PORT_1 &lt;&lt; 1;</text:p>
            <text:p text:style-name="P22"><text:s text:c="2"/>PORT_2 = PORT_2 &gt;&gt; 1;}}</text:p>
            <text:p text:style-name="P22"><text:s text:c="2"/>return 1;}</text:p>
          </table:table-cell>
          <table:table-cell table:style-name="Table1.B2" office:value-type="string">
            <text:p text:style-name="P24">int main (void) <text:s text:c="43"/><text:span text:style-name="T1">Example 6</text:span></text:p>
            <text:p text:style-name="P23"><text:span text:style-name="T6">{</text:span>unsigned int PORT_1, PORT_2, m = 0, n = 0;</text:p>
            <text:p text:style-name="P23"/>
            <text:p text:style-name="P23">setup_328_HW;</text:p>
            <text:p text:style-name="P23">sei();</text:p>
            <text:p text:style-name="P23">PORT_1 = 1;</text:p>
            <text:p text:style-name="P23">PORT_2 = 0x8000;</text:p>
            <text:p text:style-name="P23">while(1)</text:p>
            <text:p text:style-name="P23"><text:span text:style-name="T6">{</text:span>One_wire_Tx_2_integers(PORT_1 &lt;&lt; m, PORT_2 &gt;&gt; m);</text:p>
            <text:p text:style-name="P23">_delay_ms(30);</text:p>
            <text:p text:style-name="P23">if (!(n)) m += 1;</text:p>
            <text:p text:style-name="P23">if (m == 16)n = 1;</text:p>
            <text:p text:style-name="P23">if (n == 1)m -= 1;</text:p>
            <text:p text:style-name="P23">if (m == 0)n = 0;}</text:p>
            <text:p text:style-name="P23">return 1;}</text:p>
          </table:table-cell>
        </table:table-row>
        <table:table-row>
          <table:table-cell table:style-name="Table1.A2" office:value-type="string">
            <text:p text:style-name="P23"/>
          </table:table-cell>
          <table:table-cell table:style-name="Table1.B2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4">int main (void) <text:s text:c="42"/><text:span text:style-name="T1">Example 7</text:span></text:p>
            <text:p text:style-name="P25"><text:span text:style-name="T6">{</text:span>unsigned int PORT_1=1;</text:p>
            <text:p text:style-name="P25">char m=1;</text:p>
            <text:p text:style-name="P25">char overflow=0; </text:p>
            <text:p text:style-name="P25"><text:s text:c="16"/></text:p>
            <text:p text:style-name="P25">setup_328_HW;</text:p>
            <text:p text:style-name="P25">while(1) </text:p>
            <text:p text:style-name="P25"><text:span text:style-name="T6">{</text:span>One_wire_Tx_2_integers(PORT_1, ~PORT_1); </text:p>
            <text:p text:style-name="P25"><text:s text:c="2"/>_delay_ms(60); <text:s text:c="3"/></text:p>
            <text:p text:style-name="P26"><text:s text:c="2"/>if (m&lt;=5)</text:p>
            <text:p text:style-name="P26">{PORT_1 |= (PORT_1 &lt;&lt; 1);m += 1;} <text:s text:c="7"/></text:p>
            <text:p text:style-name="P25"><text:s text:c="2"/>else PORT_1 = PORT_1 &lt;&lt; 1; <text:s text:c="6"/></text:p>
            <text:p text:style-name="P25"><text:s text:c="2"/>if(overflow)PORT_1 |= 1; </text:p>
            <text:p text:style-name="P25"><text:s text:c="2"/>if (PORT_1 &amp; 0x8000) overflow=1;</text:p>
            <text:p text:style-name="P25"><text:s text:c="2"/>else overflow = 0;}}</text:p>
          </table:table-cell>
          <table:table-cell table:style-name="Table1.B2" office:value-type="string">
            <text:p text:style-name="P24">int main (void) <text:s text:c="43"/><text:span text:style-name="T1">Example 8</text:span></text:p>
            <text:p text:style-name="P27"><text:span text:style-name="T7">{</text:span>unsigned int random_num;</text:p>
            <text:p text:style-name="P27">long PORT_1 = 1, PORT_2 = 1;</text:p>
            <text:p text:style-name="P27"/>
            <text:p text:style-name="P27">setup_328_HW;</text:p>
            <text:p text:style-name="P27">while (1) </text:p>
            <text:p text:style-name="P27"><text:s/><text:span text:style-name="T7">{</text:span>random_num = (PRN_16bit_GEN(0)) % 3;</text:p>
            <text:p text:style-name="P27"><text:s/>for (int m = 0; m &lt; random_num; m++)</text:p>
            <text:p text:style-name="P27"><text:s/>{ if (!(PORT_1 = ((PORT_1 * 2) % 0x10000)))</text:p>
            <text:p text:style-name="P27"><text:s/>PORT_1= 1; }</text:p>
            <text:p text:style-name="P27"><text:s/>if (!(PORT_2 = ((PORT_2 * 2) % 0x10000)))</text:p>
            <text:p text:style-name="P27"><text:s/>PORT_2= 1;</text:p>
            <text:p text:style-name="P27"><text:s/>One_wire_Tx_2_integers(PORT_1, PORT_2);</text:p>
            <text:p text:style-name="P27"><text:s/>Timer_T2_10mS_delay_x_m(4);}}</text:p>
          </table:table-cell>
        </table:table-row>
      </table:table>
      <text:p text:style-name="P8"><text:soft-page-break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6">Example 9 The default program</text:p>
          </table:table-cell>
          <table:table-cell table:style-name="Table2.B1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char display_bkp[7];</text:p>
            <text:p text:style-name="P17"/>
            <text:p text:style-name="P17">int main (void)</text:p>
            <text:p text:style-name="P17"/>
            <text:p text:style-name="P17">{char letter=0;</text:p>
            <text:p text:style-name="P17">char digit_num=0;</text:p>
            <text:p text:style-name="P17">char seg_counter = 0;</text:p>
            <text:p text:style-name="P17">char direction = 0;</text:p>
            <text:p text:style-name="P17"/>
            <text:p text:style-name="P17">setup_328_HW; <text:s/></text:p>
            <text:p text:style-name="P17">clear_display;</text:p>
            <text:p text:style-name="P17"/>
            <text:p text:style-name="P17">while(1) <text:s text:c="6"/></text:p>
            <text:p text:style-name="P17">{while(seg_counter &lt; 56){ <text:s/></text:p>
            <text:p text:style-name="P17">letter = (PRN_16bit_GEN (0)%7) + 'a';</text:p>
            <text:p text:style-name="P17">digit_num = (PRN_16bit_GEN (0)%8);</text:p>
            <text:p text:style-name="P17">if ((!(direction)) &amp;&amp; (display_bkp[letter - 'a'] &amp; (1 &lt;&lt; digit_num))) continue; <text:s text:c="2"/></text:p>
            <text:p text:style-name="P17">if ((direction) &amp;&amp; (!(display_bkp[letter - 'a'] &amp; (1 &lt;&lt; digit_num)))) continue; <text:s text:c="2"/></text:p>
            <text:p text:style-name="P17">One_wire_comms_any_segment(letter, digit_num); <text:s text:c="2"/></text:p>
            <text:p text:style-name="P17">backup_the_display(letter, digit_num); </text:p>
            <text:p text:style-name="P17">seg_counter += 1;}</text:p>
            <text:p text:style-name="P17"/>
            <text:p text:style-name="P17">direction ^= 1; </text:p>
            <text:p text:style-name="P17">seg_counter = 0;</text:p>
            <text:p text:style-name="P17">_delay_ms(500);}</text:p>
            <text:p text:style-name="P17">SW_reset;</text:p>
            <text:p text:style-name="P17">return 1;}</text:p>
            <text:p text:style-name="P17"/>
            <text:p text:style-name="P17">void backup_the_display(char segment, char digit_num)</text:p>
            <text:p text:style-name="P17">{display_bkp[segment - 'a'] = </text:p>
            <text:p text:style-name="P17">display_bkp[segment - 'a'] ^ (1 &lt;&lt; digit_num);}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8">Example 10 A Simple last example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7">int main (void) <text:s/></text:p>
            <text:p text:style-name="P17">{unsigned int PRN; </text:p>
            <text:p text:style-name="P17"/>
            <text:p text:style-name="P17">setup_328_HW;</text:p>
            <text:p text:style-name="P17">sei();</text:p>
            <text:p text:style-name="P17">while(1) </text:p>
            <text:p text:style-name="P17">{PRN = PRN_16bit_GEN (0);</text:p>
            <text:p text:style-name="P17">One_wire_Tx_2_integers(PRN, (PRN&lt;&lt;((PRN%2) + 1))); </text:p>
            <text:p text:style-name="P17">Timer_T2_10mS_delay_x_m(10);}} <text:s/>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B2" office:value-type="string">
            <text:p text:style-name="P3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3">All examples</text:p>
      <text:p text:style-name="P13"/>
      <text:p text:style-name="P29"><text:tab/>The man routine</text:p>
      <text:p text:style-name="P2"><text:tab/><text:span text:style-name="T11">setup_328_HW </text:span><text:span text:style-name="T12">macro </text:span><text:span text:style-name="T14">and the file First_project_header.h</text:span></text:p>
      <text:p text:style-name="P2"><text:span text:style-name="T12"><text:tab/></text:span><text:span text:style-name="T13">Interrupt</text:span></text:p>
      <text:p text:style-name="P15"><text:tab/>Variable</text:p>
      <text:p text:style-name="P9"><text:span text:style-name="T10"><text:tab/></text:span><text:span text:style-name="T16">One_wire_Tx_2_integers(</text:span><text:span text:style-name="T17">) project resource</text:span></text:p>
      <text:p text:style-name="P13"><text:tab/>delay function provided by Arduino compiler</text:p>
      <text:p text:style-name="P13"><text:tab/>Shift function</text:p>
      <text:p text:style-name="P11"><text:tab/>for loop </text:p>
      <text:p text:style-name="P5"><text:span text:style-name="T15"><text:tab/></text:span><text:span text:style-name="T10">SW_reset</text:span></text:p>
      <text:p text:style-name="P5"><text:tab/><text:span text:style-name="T10">while(1) loop </text:span></text:p>
      <text:p text:style-name="P31"><text:tab/>if and if else</text:p>
      <text:p text:style-name="P28"><text:tab/>Some simple logic</text:p>
      <text:p text:style-name="P11"><text:tab/>Binary and hex numbers</text:p>
      <text:p text:style-name="P11"><text:tab/>The subroutine</text:p>
      <text:p text:style-name="P7"/>
      <text:p text:style-name="P13"/>
      <text:p text:style-name="P8">Example 1<text:tab/>One bar sweep right to left</text:p>
      <text:p text:style-name="P6">Example 2<text:tab/>One bar sweep right to left and back to right again</text:p>
      <text:p text:style-name="P6">Example 3<text:tab/>Both half bars running back and forth together</text:p>
      <text:p text:style-name="P6">Example 4<text:tab/>Single half bar runs back and forth</text:p>
      <text:p text:style-name="P6">Example 5<text:tab/>Four half bars execute two ellipses</text:p>
      <text:p text:style-name="P6">Example 6<text:tab/>Two half bars execute see-saw motion</text:p>
      <text:p text:style-name="P6">Example 7<text:tab/>Multi bar display</text:p>
      <text:p text:style-name="P6">Example 8<text:tab/>Leds sweep left to right with random motion</text:p>
      <text:p text:style-name="P10">Example 9<text:tab/><text:span text:style-name="T18">The default program</text:span></text:p>
      <text:p text:style-name="P14">Example 10<text:tab/>Another Random number display</text:p>
      <text:p text:style-name="P10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07T16:56:33.606000000</meta:creation-date>
    <dc:date>2022-02-26T11:26:07.210000000</dc:date>
    <meta:editing-duration>PT2H39M22S</meta:editing-duration>
    <meta:editing-cycles>27</meta:editing-cycles>
    <meta:generator>LibreOffice/6.2.8.2$Windows_X86_64 LibreOffice_project/f82ddfca21ebc1e222a662a32b25c0c9d20169ee</meta:generator>
    <meta:document-statistic meta:table-count="2" meta:image-count="0" meta:object-count="0" meta:page-count="3" meta:paragraph-count="166" meta:word-count="621" meta:character-count="4290" meta:non-whitespace-character-count="3372"/>
  </office:meta>
</office:document-meta>
</file>